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6.6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4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d0a91" officeooo:paragraph-rsid="022d0a9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780a9" officeooo:paragraph-rsid="021780a9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83f1c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a063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bf03d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1pt" fo:language="fr" fo:country="FR" fo:font-style="normal" fo:font-weight="normal" officeooo:rsid="007909e8" officeooo:paragraph-rsid="020c462d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35c26" officeooo:paragraph-rsid="02335c2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f89511" officeooo:paragraph-rsid="01f8951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39887" officeooo:paragraph-rsid="02139887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a8f218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18902c" officeooo:paragraph-rsid="0218902c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ced6e8" officeooo:paragraph-rsid="01ced6e8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2571ca" officeooo:paragraph-rsid="022571c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24de3" officeooo:paragraph-rsid="01d24de3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807d" officeooo:paragraph-rsid="0230807d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3c017" officeooo:paragraph-rsid="01d3c017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0b325" officeooo:paragraph-rsid="0230b325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555ba" officeooo:paragraph-rsid="01d555ba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1adb1" officeooo:paragraph-rsid="0231adb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7a4ea" officeooo:paragraph-rsid="01d7a4ea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40cf7" officeooo:paragraph-rsid="02340cf7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8d82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style="normal" fo:font-weight="normal" officeooo:rsid="018d8272" officeooo:paragraph-rsid="014db18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able_20_Contents">
      <style:text-properties fo:color="#000000" loext:opacity="100%" style:font-name="Arial1" fo:font-size="11pt" fo:language="fr" fo:country="FR" fo:font-style="normal" fo:font-weight="normal" officeooo:rsid="021780a9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0bc38" officeooo:paragraph-rsid="01930f1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Arial1" fo:font-size="11pt" fo:language="fr" fo:country="FR" fo:font-style="normal" fo:font-weight="normal" officeooo:rsid="022679e1" officeooo:paragraph-rsid="022679e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3pt" fo:language="fr" fo:country="FR" fo:font-style="normal" style:text-underline-style="none" fo:font-weight="normal" officeooo:rsid="00b033f0" officeooo:paragraph-rsid="0230807d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color="#000000" loext:opacity="100%" style:font-name="Arial1" fo:font-size="13pt" fo:language="fr" fo:country="FR" fo:font-style="normal" fo:font-weight="normal" officeooo:rsid="00b033f0" officeooo:paragraph-rsid="0230807d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color="#000000" loext:opacity="100%" style:font-name="Arial1" fo:font-size="13pt" fo:language="fr" fo:country="FR" fo:font-style="normal" fo:font-weight="normal" officeooo:rsid="00b033f0" officeooo:paragraph-rsid="0231adb1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color="#000000" loext:opacity="100%" style:font-name="Arial1" fo:font-size="13pt" fo:language="fr" fo:country="FR" fo:font-style="normal" fo:font-weight="normal" officeooo:rsid="007909e8" officeooo:paragraph-rsid="0230b325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color="#000000" loext:opacity="100%" style:font-name="Arial1" fo:font-size="13pt" fo:language="fr" fo:country="FR" fo:font-style="normal" fo:font-weight="normal" officeooo:rsid="02340cf7" officeooo:paragraph-rsid="02340cf7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fo:color="#000000" loext:opacity="100%" style:font-name="Arial1" fo:font-size="13pt" fo:language="fr" fo:country="FR" fo:font-style="normal" fo:font-weight="normal" officeooo:rsid="0239659c" officeooo:paragraph-rsid="0239659c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39659c" officeooo:paragraph-rsid="0239659c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22b1c48"/>
    </style:style>
    <style:style style:name="T2" style:family="text">
      <style:text-properties officeooo:rsid="02113d8a"/>
    </style:style>
    <style:style style:name="T3" style:family="text">
      <style:text-properties officeooo:rsid="021e3623"/>
    </style:style>
    <style:style style:name="T4" style:family="text">
      <style:text-properties officeooo:rsid="02201e10"/>
    </style:style>
    <style:style style:name="T5" style:family="text">
      <style:text-properties officeooo:rsid="022571ca"/>
    </style:style>
    <style:style style:name="T6" style:family="text">
      <style:text-properties officeooo:rsid="022679e1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b1ba86"/>
    </style:style>
    <style:style style:name="T9" style:family="text">
      <style:text-properties fo:font-size="11pt" style:text-underline-style="none" officeooo:rsid="00b1ba86" style:font-size-asian="11pt" style:font-size-complex="11pt"/>
    </style:style>
    <style:style style:name="T10" style:family="text">
      <style:text-properties fo:font-size="11pt" style:text-underline-style="none" officeooo:rsid="00b033f0" style:font-size-asian="11pt" style:font-size-complex="11pt"/>
    </style:style>
    <style:style style:name="T11" style:family="text">
      <style:text-properties officeooo:rsid="02335c26"/>
    </style:style>
    <style:style style:name="T12" style:family="text">
      <style:text-properties officeooo:rsid="0237d39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2801302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2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8">1</text:p>
          </table:table-cell>
          <table:table-cell table:style-name="Tableau1.A2" office:value-type="string">
            <text:p text:style-name="P40">202208<text:span text:style-name="T6">30</text:span> <text:span text:style-name="T6">13</text:span>:<text:span text:style-name="T6">10</text:span></text:p>
          </table:table-cell>
          <table:table-cell table:style-name="Tableau1.A2" office:value-type="string">
            <text:p text:style-name="P11">Appel ?</text:p>
          </table:table-cell>
          <table:table-cell table:style-name="Tableau1.D2" office:value-type="float" office:value="5">
            <text:p text:style-name="P20">5</text:p>
          </table:table-cell>
          <table:table-cell table:style-name="Tableau1.D2" table:formula="ooow:&lt;D2&gt;" office:value-type="float" office:value="5">
            <text:p text:style-name="P41">5</text:p>
          </table:table-cell>
          <table:table-cell table:style-name="Tableau1.F2" office:value-type="string">
            <text:p text:style-name="P42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1">2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1">Mini-contrôle ( noté <text:span text:style-name="T11">1</text:span> point) : Conversion binaire → décimale et décimale → binaire</text:p>
          </table:table-cell>
          <table:table-cell table:style-name="Tableau1.D3" office:value-type="float" office:value="10">
            <text:p text:style-name="P22">1<text:span text:style-name="T5">0</text:span></text:p>
          </table:table-cell>
          <table:table-cell table:style-name="Tableau1.E3" table:formula="ooow:&lt;E2&gt;+&lt;D3&gt;" office:value-type="float" office:value="15">
            <text:p text:style-name="P23">15</text:p>
          </table:table-cell>
          <table:table-cell table:style-name="Tableau1.F3" office:value-type="string">
            <text:p text:style-name="P2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5">3</text:p>
          </table:table-cell>
          <table:table-cell table:style-name="Tableau1.B4" office:value-type="string">
            <text:p text:style-name="P13"/>
          </table:table-cell>
          <table:table-cell table:style-name="Tableau1.C4" office:value-type="string">
            <text:p text:style-name="P11">Correction du mini-contrôle</text:p>
          </table:table-cell>
          <table:table-cell table:style-name="Tableau1.D4" office:value-type="float" office:value="5">
            <text:p text:style-name="P12">5</text:p>
          </table:table-cell>
          <table:table-cell table:style-name="Tableau1.E4" table:formula="ooow:&lt;E3&gt;+&lt;D4&gt;" office:value-type="float" office:value="20">
            <text:p text:style-name="P23">20</text:p>
          </table:table-cell>
          <table:table-cell table:style-name="Tableau1.F4" office:value-type="string">
            <text:p text:style-name="P24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9">4</text:p>
          </table:table-cell>
          <table:table-cell table:style-name="Tableau1.B5" office:value-type="string">
            <text:p text:style-name="P13"/>
          </table:table-cell>
          <table:table-cell table:style-name="Tableau1.C5" office:value-type="string">
            <text:p text:style-name="P13">Les élèves se connecte sur un ordinateur du Lycée:</text:p>
            <text:p text:style-name="P13">→ Ouvre un terminal</text:p>
            <text:p text:style-name="P13">→ Teste l’existence Python par la commande «python<text:span text:style-name="T3">3</text:span> --version»</text:p>
            <text:p text:style-name="P13">→ Ouvre le terminal Python</text:p>
            <text:p text:style-name="P13">→ Utilise Python comme calculatrice</text:p>
          </table:table-cell>
          <table:table-cell table:style-name="Tableau1.D5" office:value-type="float" office:value="10">
            <text:p text:style-name="P26"><text:span text:style-name="T4">1</text:span><text:span text:style-name="T5">0</text:span></text:p>
          </table:table-cell>
          <table:table-cell table:style-name="Tableau1.E5" table:formula="ooow:&lt;E4&gt;+&lt;D5&gt;" office:value-type="float" office:value="30">
            <text:p text:style-name="P23">30</text:p>
          </table:table-cell>
          <table:table-cell table:style-name="Tableau1.F5" office:value-type="string">
            <text:p text:style-name="P27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5">5</text:p>
          </table:table-cell>
          <table:table-cell table:style-name="Tableau1.B6" office:value-type="string">
            <text:p text:style-name="P15"/>
          </table:table-cell>
          <table:table-cell table:style-name="Tableau1.C6" office:value-type="string">
            <text:p text:style-name="P43">Codage binaire</text:p>
          </table:table-cell>
          <table:table-cell table:style-name="Tableau1.D6" office:value-type="float" office:value="5">
            <text:p text:style-name="P28">5</text:p>
          </table:table-cell>
          <table:table-cell table:style-name="Tableau1.E6" table:formula="ooow:&lt;E5&gt;+&lt;D6&gt;" office:value-type="float" office:value="35">
            <text:p text:style-name="P23">35</text:p>
          </table:table-cell>
          <table:table-cell table:style-name="Tableau1.F6" office:value-type="string">
            <text:p text:style-name="P29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5">6</text:p>
          </table:table-cell>
          <table:table-cell table:style-name="Tableau1.B7" office:value-type="string">
            <text:p text:style-name="P17"/>
          </table:table-cell>
          <table:table-cell table:style-name="Tableau1.C7" office:value-type="string">
            <text:p text:style-name="P44"><text:span text:style-name="T8">L’octet</text:span><text:span text:style-name="T7"> </text:span></text:p>
          </table:table-cell>
          <table:table-cell table:style-name="Tableau1.D7" office:value-type="float" office:value="5">
            <text:p text:style-name="P30">5</text:p>
          </table:table-cell>
          <table:table-cell table:style-name="Tableau1.E7" table:formula="ooow:&lt;E6&gt;+&lt;D7&gt;" office:value-type="float" office:value="40">
            <text:p text:style-name="P23">40</text:p>
          </table:table-cell>
          <table:table-cell table:style-name="Tableau1.F7" office:value-type="string">
            <text:p text:style-name="P31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5">7</text:p>
          </table:table-cell>
          <table:table-cell table:style-name="Tableau1.B8" office:value-type="string">
            <text:p text:style-name="P18"/>
          </table:table-cell>
          <table:table-cell table:style-name="Tableau1.C8" office:value-type="string">
            <text:p text:style-name="P46"><text:span text:style-name="T9">Codage hexadécimal</text:span><text:span text:style-name="T10"> </text:span></text:p>
          </table:table-cell>
          <table:table-cell table:style-name="Tableau1.D8" office:value-type="float" office:value="10">
            <text:p text:style-name="P32">10</text:p>
          </table:table-cell>
          <table:table-cell table:style-name="Tableau1.E8" table:formula="ooow:&lt;E7&gt;+&lt;D8&gt;" office:value-type="float" office:value="50">
            <text:p text:style-name="P23">50</text:p>
          </table:table-cell>
          <table:table-cell table:style-name="Tableau1.F8" office:value-type="string">
            <text:p text:style-name="P33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5">8</text:p>
          </table:table-cell>
          <table:table-cell table:style-name="Tableau1.B9" office:value-type="string">
            <text:p text:style-name="P19"/>
          </table:table-cell>
          <table:table-cell table:style-name="Tableau1.C9" office:value-type="string">
            <text:p text:style-name="P45"><text:span text:style-name="T8">Opération arithmétique</text:span><text:span text:style-name="T7"> </text:span></text:p>
          </table:table-cell>
          <table:table-cell table:style-name="Tableau1.D9" office:value-type="float" office:value="20">
            <text:p text:style-name="P34">20</text:p>
          </table:table-cell>
          <table:table-cell table:style-name="Tableau1.E9" table:formula="ooow:&lt;E8&gt;+&lt;D9&gt;" office:value-type="float" office:value="70">
            <text:p text:style-name="P23">70</text:p>
          </table:table-cell>
          <table:table-cell table:style-name="Tableau1.F9" office:value-type="string">
            <text:p text:style-name="P3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5">9</text:p>
          </table:table-cell>
          <table:table-cell table:style-name="Tableau1.B10" office:value-type="string">
            <text:p text:style-name="P16"/>
          </table:table-cell>
          <table:table-cell table:style-name="Tableau1.C10" office:value-type="string">
            <text:p text:style-name="P47">Utilisation de print, int, bin et hex sous python </text:p>
          </table:table-cell>
          <table:table-cell table:style-name="Tableau1.D10" office:value-type="float" office:value="50">
            <text:p text:style-name="P37">50</text:p>
          </table:table-cell>
          <table:table-cell table:style-name="Tableau1.E10" table:formula="ooow:&lt;E9&gt;+&lt;D10&gt;" office:value-type="float" office:value="120">
            <text:p text:style-name="P23">120</text:p>
          </table:table-cell>
          <table:table-cell table:style-name="Tableau1.F10" office:value-type="string">
            <text:p text:style-name="P35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25">10</text:p>
          </table:table-cell>
          <table:table-cell table:style-name="Tableau1.B11" office:value-type="string">
            <text:p text:style-name="P16"/>
          </table:table-cell>
          <table:table-cell table:style-name="Tableau1.C11" office:value-type="string">
            <text:p text:style-name="P48">Utilisation de la fonction input</text:p>
          </table:table-cell>
          <table:table-cell table:style-name="Tableau1.D11" office:value-type="float" office:value="20">
            <text:p text:style-name="P49">20</text:p>
          </table:table-cell>
          <table:table-cell table:style-name="Tableau1.E11" table:formula="ooow:&lt;E10&gt;+&lt;D11&gt;" office:value-type="float" office:value="140">
            <text:p text:style-name="P23">140</text:p>
          </table:table-cell>
          <table:table-cell table:style-name="Tableau1.F11" office:value-type="string">
            <text:p text:style-name="P36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25">11</text:p>
          </table:table-cell>
          <table:table-cell table:style-name="Tableau1.B12" office:value-type="string">
            <text:p text:style-name="P40"/>
          </table:table-cell>
          <table:table-cell table:style-name="Tableau1.C12" office:value-type="string">
            <text:p text:style-name="P13"/>
          </table:table-cell>
          <table:table-cell table:style-name="Tableau1.D12">
            <text:p text:style-name="P14"/>
          </table:table-cell>
          <table:table-cell table:style-name="Tableau1.E12">
            <text:p text:style-name="P23"/>
          </table:table-cell>
          <table:table-cell table:style-name="Tableau1.F12" office:value-type="string">
            <text:p text:style-name="P36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7d39b"/>
    </style:style>
    <style:style style:name="MT2" style:family="text">
      <style:text-properties officeooo:rsid="022b1c48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1SPE-C/ NSI NORO] : </text:span>SEQ0<text:span text:style-name="MT2">2</text:span>-Représentation des entiers naturels <text:span text:style-name="MT1">(1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2:48:14.951360464</dc:date>
    <meta:editing-duration>P3DT17H16M42S</meta:editing-duration>
    <meta:editing-cycles>809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3" meta:word-count="123" meta:character-count="631" meta:non-whitespace-character-count="558"/>
  </office:meta>
</office:document-meta>
</file>